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8fa350" svg:stroke-opacity="100%" draw:stroke-linejoin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3.073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35cm" svg:stroke-color="#404040" draw:marker-end="EndMarker_5f_1" draw:marker-end-width="0.344cm" svg:stroke-opacity="100%" draw:stroke-linejoin="round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draw:textarea-vertical-align="middle" fo:min-height="0.339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35cm" svg:stroke-color="#404040" draw:marker-end="EndMarker_5f_2" draw:marker-end-width="0.344cm" svg:stroke-opacity="100%" draw:stroke-linejoin="round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404040" draw:marker-end="EndMarker_5f_3" draw:marker-end-width="0.344cm" svg:stroke-opacity="100%" draw:stroke-linejoin="round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404040" draw:marker-end="EndMarker_5f_4" draw:marker-end-width="0.344cm" svg:stroke-opacity="100%" draw:stroke-linejoin="round" draw:fill="non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404040" draw:marker-end="EndMarker_5f_5" draw:marker-end-width="0.344cm" svg:stroke-opacity="100%" draw:stroke-linejoin="round" draw:fill="none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404040" draw:marker-end="EndMarker_5f_6" draw:marker-end-width="0.344cm" svg:stroke-opacity="100%" draw:stroke-linejoin="round" draw:fill="none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404040" draw:marker-end="EndMarker_5f_7" draw:marker-end-width="0.344cm" svg:stroke-opacity="100%" draw:stroke-linejoin="round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404040" draw:marker-end="EndMarker_5f_8" draw:marker-end-width="0.344cm" svg:stroke-opacity="100%" draw:stroke-linejoin="round" draw:fill="none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404040" draw:marker-end="EndMarker_5f_9" draw:marker-end-width="0.344cm" svg:stroke-opacity="100%" draw:stroke-linejoin="round" draw:fill="none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404040" draw:marker-end="EndMarker_5f_10" draw:marker-end-width="0.344cm" svg:stroke-opacity="100%" draw:stroke-linejoin="round" draw:fill="none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404040" draw:marker-end="EndMarker_5f_11" draw:marker-end-width="0.344cm" svg:stroke-opacity="100%" draw:stroke-linejoin="round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404040" draw:marker-end="EndMarker_5f_12" draw:marker-end-width="0.344cm" svg:stroke-opacity="100%" draw:stroke-linejoin="round" draw:fill="non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18" style:family="graphic" style:parent-style-name="standard">
      <style:graphic-properties draw:stroke="solid" svg:stroke-width="0.009cm" svg:stroke-color="#3e75a6" svg:stroke-opacity="100%" draw:stroke-linejoin="round" draw:fill="none" fo:padding-top="0.129cm" fo:padding-bottom="0.129cm" fo:padding-left="0.254cm" fo:padding-right="0.254cm"/>
    </style:style>
    <style:style style:name="gr19" style:family="graphic" style:parent-style-name="standard">
      <style:graphic-properties draw:stroke="none" draw:fill="none" draw:textarea-vertical-align="middle" fo:min-height="3.033cm" fo:padding-top="0.071cm" fo:padding-bottom="0.071cm" fo:padding-left="0.071cm" fo:padding-right="0.071cm"/>
    </style:style>
    <style:style style:name="gr20" style:family="graphic" style:parent-style-name="standard">
      <style:graphic-properties draw:stroke="solid" svg:stroke-width="0.035cm" svg:stroke-color="#404040" draw:marker-end="EndMarker_5f_13" draw:marker-end-width="0.344cm" svg:stroke-opacity="100%" draw:stroke-linejoin="round" draw:fill="non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22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23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24" style:family="graphic" style:parent-style-name="standard">
      <style:graphic-properties draw:stroke="solid" svg:stroke-width="0.159cm" svg:stroke-color="#c00000" svg:stroke-opacity="100%" draw:stroke-linejoin="round" draw:fill="none" fo:padding-top="0.204cm" fo:padding-bottom="0.204cm" fo:padding-left="0.329cm" fo:padding-right="0.329cm"/>
    </style:style>
    <style:style style:name="gr25" style:family="graphic" style:parent-style-name="standard">
      <style:graphic-properties draw:stroke="none" draw:fill="none" draw:textarea-vertical-align="middle" fo:min-height="0cm" fo:padding-top="0.071cm" fo:padding-bottom="0.071cm" fo:padding-left="0.071cm" fo:padding-right="0.071cm"/>
    </style:style>
    <style:style style:name="gr26" style:family="graphic" style:parent-style-name="standard">
      <style:graphic-properties draw:stroke="none" draw:fill="none" draw:textarea-vertical-align="middle" fo:min-height="1.763cm" fo:padding-top="0.071cm" fo:padding-bottom="0.071cm" fo:padding-left="0.071cm" fo:padding-right="0.07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8pt" style:font-name-asian="Calibri1" style:font-size-asian="18pt" style:font-name-complex="Calibri1" style:font-size-complex="18pt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style:font-name="Calibri1" fo:font-size="36pt" style:font-name-asian="Calibri1" style:font-size-asian="36pt" style:font-name-complex="Calibri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g>
            <draw:polygon draw:style-name="gr1" draw:layer="layout" svg:width="3.572cm" svg:height="3.215cm" svg:x="5.334cm" svg:y="7.326cm" svg:viewBox="0 0 3573 3216" draw:points="0,3216 3573,3216 3573,0 0,0">
              <text:p/>
            </draw:polygon>
            <draw:polygon draw:style-name="gr2" draw:layer="layout" svg:width="3.572cm" svg:height="3.215cm" svg:x="5.334cm" svg:y="7.326cm" svg:viewBox="0 0 3573 3216" draw:points="0,3216 3573,3216 3573,0 0,0">
              <text:p/>
            </draw:polygon>
          </draw:g>
          <draw:frame draw:style-name="gr3" draw:layer="layout" svg:width="3.572cm" svg:height="3.215cm" svg:x="5.334cm" svg:y="7.326cm">
            <draw:text-box>
              <text:p text:style-name="P1"><text:span text:style-name="T1">Receiving</text:span></text:p>
            </draw:text-box>
          </draw:frame>
        </draw:g>
        <draw:g>
          <draw:line draw:style-name="gr4" draw:layer="layout" svg:x1="8.961cm" svg:y1="17.431cm" svg:x2="13.048cm" svg:y2="17.431cm">
            <text:p/>
          </draw:line>
          <draw:frame draw:style-name="gr5" draw:layer="layout" svg:width="1.411cm" svg:height="1.02cm" svg:x="10.3cm" svg:y="16.92cm">
            <draw:text-box>
              <text:p text:style-name="P1"><text:span text:style-name="T2">Exclusive</text:span></text:p>
            </draw:text-box>
          </draw:frame>
        </draw:g>
        <draw:g>
          <draw:line draw:style-name="gr6" draw:layer="layout" svg:x1="8.906cm" svg:y1="9.436cm" svg:x2="12.988cm" svg:y2="9.436cm">
            <text:p/>
          </draw:line>
          <draw:frame draw:style-name="gr5" draw:layer="layout" svg:width="1.411cm" svg:height="1.02cm" svg:x="10.242cm" svg:y="8.925cm">
            <draw:text-box>
              <text:p text:style-name="P1"><text:span text:style-name="T2">Exclusive</text:span></text:p>
            </draw:text-box>
          </draw:frame>
        </draw:g>
        <draw:g>
          <draw:line draw:style-name="gr7" draw:layer="layout" svg:x1="18.558cm" svg:y1="17.43cm" svg:x2="23.876cm" svg:y2="17.43cm">
            <text:p/>
          </draw:line>
          <draw:frame draw:style-name="gr5" draw:layer="layout" svg:width="3.077cm" svg:height="1.02cm" svg:x="19.678cm" svg:y="16.92cm">
            <draw:text-box>
              <text:p text:style-name="P1"><text:span text:style-name="T2">Exclusive, Receive/Send</text:span></text:p>
            </draw:text-box>
          </draw:frame>
        </draw:g>
        <draw:g>
          <draw:line draw:style-name="gr8" draw:layer="layout" svg:x1="18.558cm" svg:y1="18.193cm" svg:x2="23.796cm" svg:y2="18.193cm">
            <text:p/>
          </draw:line>
          <draw:frame draw:style-name="gr5" draw:layer="layout" svg:width="3.077cm" svg:height="1.02cm" svg:x="19.639cm" svg:y="17.682cm">
            <draw:text-box>
              <text:p text:style-name="P1"><text:span text:style-name="T2">Exclusive, Send/Receive</text:span></text:p>
            </draw:text-box>
          </draw:frame>
        </draw:g>
        <draw:g>
          <draw:polyline draw:style-name="gr9" draw:layer="layout" svg:width="4.024cm" svg:height="0.001cm" svg:x="8.89cm" svg:y="7.58cm" svg:viewBox="0 0 4025 2" draw:points="0,0 476,0 476,2 4025,2">
            <text:p/>
          </draw:polyline>
          <draw:frame draw:style-name="gr5" draw:layer="layout" svg:width="1.947cm" svg:height="1.02cm" svg:x="9.928cm" svg:y="7.071cm">
            <draw:text-box>
              <text:p text:style-name="P1"><text:span text:style-name="T2">Non-Exclusive</text:span></text:p>
            </draw:text-box>
          </draw:frame>
        </draw:g>
        <draw:g>
          <draw:line draw:style-name="gr10" draw:layer="layout" svg:x1="8.906cm" svg:y1="8.469cm" svg:x2="12.89cm" svg:y2="8.469cm">
            <text:p/>
          </draw:line>
          <draw:frame draw:style-name="gr5" draw:layer="layout" svg:width="3.854cm" svg:height="1.02cm" svg:x="8.971cm" svg:y="7.959cm">
            <draw:text-box>
              <text:p text:style-name="P1"><text:span text:style-name="T2">Non-Exclusive, Hold Last Value</text:span></text:p>
            </draw:text-box>
          </draw:frame>
        </draw:g>
        <draw:g>
          <draw:line draw:style-name="gr11" draw:layer="layout" svg:x1="18.546cm" svg:y1="15.881cm" svg:x2="23.864cm" svg:y2="15.881cm">
            <text:p/>
          </draw:line>
          <draw:frame draw:style-name="gr5" draw:layer="layout" svg:width="3.643cm" svg:height="1.02cm" svg:x="19.384cm" svg:y="15.37cm">
            <draw:text-box>
              <text:p text:style-name="P1"><text:span text:style-name="T2">Non-Exclusive, Receive/Send</text:span></text:p>
            </draw:text-box>
          </draw:frame>
        </draw:g>
        <draw:g>
          <draw:line draw:style-name="gr12" draw:layer="layout" svg:x1="8.961cm" svg:y1="16.77cm" svg:x2="13.207cm" svg:y2="16.77cm">
            <text:p/>
          </draw:line>
          <draw:frame draw:style-name="gr5" draw:layer="layout" svg:width="3.854cm" svg:height="1.02cm" svg:x="9.157cm" svg:y="16.259cm">
            <draw:text-box>
              <text:p text:style-name="P1"><text:span text:style-name="T2">Non-Exclusive, Hold Last Value</text:span></text:p>
            </draw:text-box>
          </draw:frame>
        </draw:g>
        <draw:g>
          <draw:line draw:style-name="gr13" draw:layer="layout" svg:x1="18.558cm" svg:y1="16.719cm" svg:x2="23.876cm" svg:y2="16.719cm">
            <text:p/>
          </draw:line>
          <draw:frame draw:style-name="gr5" draw:layer="layout" svg:width="3.643cm" svg:height="1.02cm" svg:x="19.395cm" svg:y="16.209cm">
            <draw:text-box>
              <text:p text:style-name="P1"><text:span text:style-name="T2">Non-Exclusive, Send/Receive</text:span></text:p>
            </draw:text-box>
          </draw:frame>
        </draw:g>
        <draw:g>
          <draw:line draw:style-name="gr14" draw:layer="layout" svg:x1="8.961cm" svg:y1="18.161cm" svg:x2="13.207cm" svg:y2="18.161cm">
            <text:p/>
          </draw:line>
          <draw:frame draw:style-name="gr5" draw:layer="layout" svg:width="3.289cm" svg:height="1.02cm" svg:x="9.44cm" svg:y="17.651cm">
            <draw:text-box>
              <text:p text:style-name="P1"><text:span text:style-name="T2">Exclusive, Hold Last Value</text:span></text:p>
            </draw:text-box>
          </draw:frame>
        </draw:g>
        <draw:g>
          <draw:line draw:style-name="gr15" draw:layer="layout" svg:x1="8.906cm" svg:y1="10.375cm" svg:x2="12.993cm" svg:y2="10.375cm">
            <text:p/>
          </draw:line>
          <draw:frame draw:style-name="gr5" draw:layer="layout" svg:width="3.289cm" svg:height="1.02cm" svg:x="9.306cm" svg:y="9.865cm">
            <draw:text-box>
              <text:p text:style-name="P1"><text:span text:style-name="T2">Exclusive, Hold Last Value</text:span></text:p>
            </draw:text-box>
          </draw:frame>
        </draw:g>
        <draw:g>
          <draw:line draw:style-name="gr16" draw:layer="layout" svg:x1="18.622cm" svg:y1="8.953cm" svg:x2="23.622cm" svg:y2="8.953cm">
            <text:p/>
          </draw:line>
          <draw:frame draw:style-name="gr5" draw:layer="layout" svg:width="2.503cm" svg:height="1.02cm" svg:x="19.87cm" svg:y="8.443cm">
            <draw:text-box>
              <text:p text:style-name="P1"><text:span text:style-name="T2">P2P, Ack. Required</text:span></text:p>
            </draw:text-box>
          </draw:frame>
        </draw:g>
        <draw:g>
          <draw:g>
            <draw:polygon draw:style-name="gr17" draw:layer="layout" svg:width="3.572cm" svg:height="3.175cm" svg:x="5.39cm" svg:y="15.462cm" svg:viewBox="0 0 3573 3176" draw:points="0,3176 3573,3176 3573,0 0,0">
              <text:p/>
            </draw:polygon>
            <draw:polygon draw:style-name="gr18" draw:layer="layout" svg:width="3.572cm" svg:height="3.175cm" svg:x="5.39cm" svg:y="15.462cm" svg:viewBox="0 0 3573 3176" draw:points="0,3176 3573,3176 3573,0 0,0">
              <text:p/>
            </draw:polygon>
          </draw:g>
          <draw:frame draw:style-name="gr19" draw:layer="layout" svg:width="3.572cm" svg:height="3.175cm" svg:x="5.39cm" svg:y="15.462cm">
            <draw:text-box>
              <text:p text:style-name="P1"><text:span text:style-name="T1">Sending</text:span></text:p>
            </draw:text-box>
          </draw:frame>
        </draw:g>
        <draw:g>
          <draw:line draw:style-name="gr20" draw:layer="layout" svg:x1="8.961cm" svg:y1="15.982cm" svg:x2="13.048cm" svg:y2="15.982cm">
            <text:p/>
          </draw:line>
          <draw:frame draw:style-name="gr5" draw:layer="layout" svg:width="1.947cm" svg:height="1.02cm" svg:x="10.032cm" svg:y="15.472cm">
            <draw:text-box>
              <text:p text:style-name="P1"><text:span text:style-name="T2">Non-Exclusive</text:span></text:p>
            </draw:text-box>
          </draw:frame>
        </draw:g>
        <draw:g>
          <draw:g>
            <draw:polygon draw:style-name="gr21" draw:layer="layout" svg:width="3.572cm" svg:height="3.175cm" svg:x="14.986cm" svg:y="15.462cm" svg:viewBox="0 0 3573 3176" draw:points="0,3176 3573,3176 3573,0 0,0">
              <text:p/>
            </draw:polygon>
            <draw:polygon draw:style-name="gr22" draw:layer="layout" svg:width="3.572cm" svg:height="3.175cm" svg:x="14.986cm" svg:y="15.462cm" svg:viewBox="0 0 3573 3176" draw:points="0,3176 3573,3176 3573,0 0,0">
              <text:p/>
            </draw:polygon>
          </draw:g>
          <draw:frame draw:style-name="gr19" draw:layer="layout" svg:width="3.572cm" svg:height="3.175cm" svg:x="14.986cm" svg:y="15.462cm">
            <draw:text-box>
              <text:p text:style-name="P1"><text:span text:style-name="T1">Dual Functionality</text:span></text:p>
            </draw:text-box>
          </draw:frame>
        </draw:g>
        <draw:g>
          <draw:g>
            <draw:polygon draw:style-name="gr23" draw:layer="layout" svg:width="3.572cm" svg:height="3.175cm" svg:x="15.05cm" svg:y="7.366cm" svg:viewBox="0 0 3573 3176" draw:points="0,3176 3573,3176 3573,0 0,0">
              <text:p/>
            </draw:polygon>
            <draw:polygon draw:style-name="gr22" draw:layer="layout" svg:width="3.572cm" svg:height="3.175cm" svg:x="15.05cm" svg:y="7.366cm" svg:viewBox="0 0 3573 3176" draw:points="0,3176 3573,3176 3573,0 0,0">
              <text:p/>
            </draw:polygon>
          </draw:g>
          <draw:frame draw:style-name="gr19" draw:layer="layout" svg:width="3.572cm" svg:height="3.175cm" svg:x="15.05cm" svg:y="7.366cm">
            <draw:text-box>
              <text:p text:style-name="P1"><text:span text:style-name="T1">P2P</text:span></text:p>
            </draw:text-box>
          </draw:frame>
        </draw:g>
        <draw:g>
          <draw:line draw:style-name="gr24" draw:layer="layout" svg:x1="14.177cm" svg:y1="12.224cm" svg:x2="23.876cm" svg:y2="12.224cm">
            <text:p/>
          </draw:line>
          <draw:frame draw:style-name="gr25" draw:layer="layout" svg:width="9.699cm" svg:height="0.478cm" svg:x="14.177cm" svg:y="11.985cm">
            <draw:text-box>
              <text:p text:style-name="P1"><text:span text:style-name="T2">P2P is only compatible with other P2P connections</text:span></text:p>
            </draw:text-box>
          </draw:frame>
        </draw:g>
        <draw:frame draw:style-name="gr26" draw:layer="layout" svg:width="11.747cm" svg:height="3.403cm" svg:x="9.144cm" svg:y="1.188cm">
          <draw:text-box>
            <text:p text:style-name="P1"><text:span text:style-name="T3">Fusion Connections</text:span></text:p>
          </draw:text-box>
        </draw:frame>
        <draw:line draw:style-name="gr24" draw:layer="layout" svg:x1="14.177cm" svg:y1="6.318cm" svg:x2="14.177cm" svg:y2="12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" draw:display-name="Gradient_1" draw:style="linear" draw:start-color="#8fa350" draw:end-color="#7c8e46" draw:start-intensity="100%" draw:end-intensity="100%" draw:angle="0" draw:border="0%"/>
    <draw:gradient draw:name="Gradient_5f_2" draw:display-name="Gradient_2" draw:style="linear" draw:start-color="#3e75a6" draw:end-color="#36658f" draw:start-intensity="100%" draw:end-intensity="100%" draw:angle="0" draw:border="0%"/>
    <draw:gradient draw:name="Gradient_5f_3" draw:display-name="Gradient_3" draw:style="linear" draw:start-color="#645287" draw:end-color="#564675" draw:start-intensity="100%" draw:end-intensity="100%" draw:angle="0" draw:border="0%"/>
    <draw:gradient draw:name="Gradient_5f_4" draw:display-name="Gradient_4" draw:style="linear" draw:start-color="#d26d19" draw:end-color="#b85f16" draw:start-intensity="100%" draw:end-intensity="100%" draw:angle="0" draw:border="0%"/>
    <draw:marker draw:name="Arrow" svg:viewBox="0 0 20 30" svg:d="M10 0l-10 30h20z"/>
    <draw:marker draw:name="EndMarker_5f_1" draw:display-name="EndMarker_1" svg:viewBox="0 0 20 30" svg:d="M10 0l-10 30h20z"/>
    <draw:marker draw:name="EndMarker_5f_10" draw:display-name="EndMarker_10" svg:viewBox="0 0 20 30" svg:d="M10 0l-10 30h20z"/>
    <draw:marker draw:name="EndMarker_5f_11" draw:display-name="EndMarker_11" svg:viewBox="0 0 20 30" svg:d="M10 0l-10 30h20z"/>
    <draw:marker draw:name="EndMarker_5f_12" draw:display-name="EndMarker_12" svg:viewBox="0 0 20 30" svg:d="M10 0l-10 30h20z"/>
    <draw:marker draw:name="EndMarker_5f_13" draw:display-name="EndMarker_13" svg:viewBox="0 0 20 30" svg:d="M10 0l-10 30h20z"/>
    <draw:marker draw:name="EndMarker_5f_2" draw:display-name="EndMarker_2" svg:viewBox="0 0 20 30" svg:d="M10 0l-10 30h20z"/>
    <draw:marker draw:name="EndMarker_5f_3" draw:display-name="EndMarker_3" svg:viewBox="0 0 20 30" svg:d="M10 0l-10 30h20z"/>
    <draw:marker draw:name="EndMarker_5f_4" draw:display-name="EndMarker_4" svg:viewBox="0 0 20 30" svg:d="M10 0l-10 30h20z"/>
    <draw:marker draw:name="EndMarker_5f_5" draw:display-name="EndMarker_5" svg:viewBox="0 0 20 30" svg:d="M10 0l-10 30h20z"/>
    <draw:marker draw:name="EndMarker_5f_6" draw:display-name="EndMarker_6" svg:viewBox="0 0 20 30" svg:d="M10 0l-10 30h20z"/>
    <draw:marker draw:name="EndMarker_5f_7" draw:display-name="EndMarker_7" svg:viewBox="0 0 20 30" svg:d="M10 0l-10 30h20z"/>
    <draw:marker draw:name="EndMarker_5f_8" draw:display-name="EndMarker_8" svg:viewBox="0 0 20 30" svg:d="M10 0l-10 30h20z"/>
    <draw:marker draw:name="EndMarker_5f_9" draw:display-name="EndMarker_9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/4.2.8.2$Linux_X86_64 LibreOffice_project/420m0$Build-2</meta:generator>
  </office:meta>
</office:document-meta>
</file>